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style:use-window-font-color="true" fo:font-size="22pt" style:font-size-asian="22pt" style:font-size-complex="22pt"/>
    </style:style>
    <style:style style:name="P2" style:parent-style-name="Heading1" style:family="paragraph">
      <style:text-properties fo:font-weight="bold" style:font-weight-asian="bold" style:font-weight-complex="bold" fo:color="#4EA72E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6" style:parent-style-name="DefaultParagraphFont" style:family="text">
      <style:text-properties fo:color="#156082"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T23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24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T33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34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color="#156082"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T40" style:parent-style-name="DefaultParagraphFont" style:family="text">
      <style:text-properties fo:font-size="16pt" style:font-size-asian="16pt" style:font-size-complex="16pt"/>
    </style:style>
    <style:style style:name="T41" style:parent-style-name="DefaultParagraphFont" style:family="text">
      <style:text-properties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T44" style:parent-style-name="DefaultParagraphFont" style:family="text">
      <style:text-properties fo:font-size="16pt" style:font-size-asian="16pt" style:font-size-complex="16pt"/>
    </style:style>
    <style:style style:name="T45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h text:style-name="P1" text:outline-level="1">Our Marketplace V.S.<text:s/>University of Hertfordshire Marketplace</text:h>
      <text:p text:style-name="Normal"/>
      <text:h text:style-name="P2" text:outline-level="1">Why our Marketplace is better than University of<text:s/>Hertfordshire’s<text:s/>Marketplace?</text:h>
      <text:p text:style-name="Normal"/>
      <text:p text:style-name="Normal"><text:span text:style-name="T3">1.</text:span><text:span text:style-name="T4"><text:s/></text:span><text:span text:style-name="T5">User-Friendly:</text:span><text:span text:style-name="T6"><text:s/></text:span><text:span text:style-name="T7">Its more user-friendly as its easier to navigate through the interface that allows buyers to quickly browse, search for, and list products.</text:span><text:span text:style-name="T8"><text:s/></text:span></text:p>
      <text:p text:style-name="Normal"><text:span text:style-name="T9">2.</text:span><text:span text:style-name="T10"><text:s/>Product Availability</text:span><text:span text:style-name="T11">:</text:span><text:span text:style-name="T12"><text:s/></text:span><text:span text:style-name="T13">It</text:span><text:span text:style-name="T14"><text:s/>has more products available for students whereas the University’s marketplace has no products in stock.</text:span></text:p>
      <text:p text:style-name="Normal"><text:span text:style-name="T15">3.<text:s/></text:span><text:span text:style-name="T16">Focus</text:span><text:span text:style-name="T17">: Its only focus is for creating a platform to buy or sell second-hand products at affordable prices. The University’s marketplace focuses on various other university events and opportunities.</text:span><text:span text:style-name="T18"><text:s/>Hence, our marketplace would be more centered on buyer’s needs.</text:span></text:p>
      <text:p text:style-name="Normal"><text:span text:style-name="T19">4.</text:span><text:span text:style-name="T20">User access:<text:s/></text:span><text:span text:style-name="T21">We plan to make this platform accessible to many university students across UK. The University’s marketplace is only for University of Hertfordshire students<text:s/></text:span></text:p>
      <text:p text:style-name="Normal"><text:span text:style-name="T22">5.<text:s/></text:span><text:span text:style-name="T23">Detailed Listings</text:span><text:span text:style-name="T24">:<text:s/></text:span><text:span text:style-name="T25">It has a more detailed product listings, seller’s contact information, video evidence of item and message option to ask about more details to seller and convenient delivery time.</text:span></text:p>
      <text:p text:style-name="Normal"><text:span text:style-name="T26">6.<text:s/></text:span><text:span text:style-name="T27">User Report Mechanisms:<text:s/></text:span><text:span text:style-name="T28">It has a user reporting mechanism to flag any listings that are</text:span><text:span text:style-name="T29"><text:s/>scams or</text:span><text:span text:style-name="T30"><text:s/>inappropriate</text:span><text:span text:style-name="T31"><text:s/>like drugs, weapons etc.</text:span></text:p>
      <text:soft-page-break/>
      <text:p text:style-name="Normal"><text:span text:style-name="T32">7.<text:s/></text:span><text:span text:style-name="T33">Trust-building Mechanisms:</text:span><text:span text:style-name="T34"><text:s/></text:span><text:span text:style-name="T35">It improves buyer’s trust by having a review section. Understanding the customer’s shopping experience helps us improve our website.</text:span></text:p>
      <text:p text:style-name="Normal"><text:span text:style-name="T36">8.<text:s/></text:span><text:span text:style-name="T37">Customer Support:<text:s/></text:span><text:span text:style-name="T38">It p</text:span><text:span text:style-name="T39">rovide</text:span><text:span text:style-name="T40">s</text:span><text:span text:style-name="T41"><text:s/>responsive customer support to address any issues or concerns that users may encounter during the buying or selling process. This</text:span><text:span text:style-name="T42"><text:s/></text:span><text:span text:style-name="T43">include</text:span><text:span text:style-name="T44">s</text:span><text:span text:style-name="T45"><text:s/>FAQs, help centers, and dedicated support channel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mima George</meta:initial-creator>
    <dc:creator>Jemima George</dc:creator>
    <meta:creation-date>2024-03-17T18:38:00Z</meta:creation-date>
    <dc:date>2024-03-17T19:17:00Z</dc:date>
    <meta:template xlink:href="Normal.dotm" xlink:type="simple"/>
    <meta:editing-cycles>1</meta:editing-cycles>
    <meta:editing-duration>PT2340S</meta:editing-duration>
    <meta:document-statistic meta:page-count="2" meta:paragraph-count="3" meta:word-count="238" meta:character-count="1595" meta:row-count="11" meta:non-whitespace-character-count="1360"/>
  </office:meta>
</office:document-meta>
</file>